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8.55cm"/>
    </style:style>
    <style:style style:name="gr3" style:family="graphic" style:parent-style-name="standard">
      <style:graphic-properties draw:marker-end="Arrow" draw:textarea-horizontal-align="justify" draw:textarea-vertical-align="middle" draw:auto-grow-height="false" fo:min-height="1.02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6.167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svg:stroke-color="#800080" draw:marker-end="Arrowheads_20_5" draw:marker-end-width="0.3cm" draw:fill="none" draw:textarea-vertical-align="middle"/>
    </style:style>
    <style:style style:name="gr11" style:family="graphic" style:parent-style-name="objectwithoutfill">
      <style:graphic-properties svg:stroke-color="#800080" draw:marker-end="Arrowheads_20_6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2cm" fo:min-width="0cm"/>
    </style:style>
    <style:style style:name="gr1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1cm" fo:min-width="0cm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742cm" fo:min-width="0.771cm"/>
    </style:style>
    <style:style style:name="gr18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0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21" style:family="graphic" style:parent-style-name="objectwithoutfill">
      <style:graphic-properties svg:stroke-color="#00a933" draw:marker-end="Arrowheads_20_12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4.897cm"/>
    </style:style>
    <style:style style:name="gr23" style:family="graphic" style:parent-style-name="objectwithoutfill">
      <style:graphic-properties svg:stroke-color="#00a933" draw:marker-end="Arrowheads_20_13" draw:marker-end-width="0.3cm" draw:fill="none" draw:textarea-vertical-align="middle"/>
    </style:style>
    <style:style style:name="gr24" style:family="graphic" style:parent-style-name="standard">
      <style:graphic-properties svg:stroke-color="#ff0000" draw:marker-start="Arrowheads_20_14" draw:marker-start-width="0.3cm" draw:marker-end="Arrowheads_20_15" draw:marker-end-width="0.3cm" draw:textarea-vertical-align="middle"/>
    </style:style>
    <style:style style:name="gr25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6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" draw:marker-end-width="0.3cm" draw:fill="none" draw:fill-color="#66ffff" draw:textarea-vertical-align="middle" draw:shadow="hidden"/>
    </style:style>
    <style:style style:name="gr29" style:family="graphic" style:parent-style-name="standard">
      <style:graphic-properties draw:marker-end="Arrow" draw:textarea-vertical-align="middle"/>
    </style:style>
    <style:style style:name="gr30" style:family="graphic" style:parent-style-name="standard">
      <style:graphic-properties draw:marker-end="Arrow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end="Arrow" draw:fill-color="#ff33ff" draw:textarea-vertical-align="middle"/>
    </style:style>
    <style:style style:name="gr3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781cm" fo:min-width="4.003cm"/>
    </style:style>
    <style:style style:name="gr3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781cm" fo:min-width="3.735cm"/>
    </style:style>
    <style:style style:name="gr34" style:family="graphic" style:parent-style-name="standard">
      <style:graphic-properties draw:marker-end="Arrow" draw:fill-color="#ffff00" draw:textarea-vertical-align="middle"/>
    </style:style>
    <style:style style:name="gr35" style:family="graphic" style:parent-style-name="standard">
      <style:graphic-properties draw:marker-end="Arrow" draw:fill-color="#ff33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marker-end="Arrow" draw:fill-color="#ffff99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marker-end="Arrow" draw:fill-color="#ffff99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marker-end="Arrow" draw:fill-color="#cfe7f5" draw:textarea-vertical-align="middle"/>
    </style:style>
    <style:style style:name="gr3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2.306cm" fo:min-width="0cm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standard">
      <style:graphic-properties draw:fill="solid" draw:fill-color="#ff9999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4.167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4.594cm"/>
    </style:style>
    <style:style style:name="pr8" style:family="presentation" style:parent-style-name="Default-outline1">
      <style:graphic-properties fo:min-height="14.576cm"/>
    </style:style>
    <style:style style:name="pr9" style:family="presentation" style:parent-style-name="Default-outline1">
      <style:graphic-properties fo:min-height="15.577cm"/>
    </style:style>
    <style:style style:name="P1" style:family="paragraph">
      <style:text-properties fo:font-size="20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9.2999992370605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19.2999992370605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9.2999992370605pt"/>
    </style:style>
    <style:style style:name="P8" style:family="paragraph">
      <style:text-properties fo:font-size="19.2999992370605pt"/>
    </style:style>
    <style:style style:name="P9" style:family="paragraph">
      <style:paragraph-properties fo:text-align="center"/>
      <style:text-properties fo:color="#ff33ff"/>
    </style:style>
    <style:style style:name="T1" style:family="text">
      <style:text-properties fo:font-size="18pt"/>
    </style:style>
    <style:style style:name="T2" style:family="text">
      <style:text-properties fo:font-size="19.2999992370605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KA9Q-radio Packag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2022 Dayton Hamvention</text:p>
            <text:p>21 May 2022</text:p>
            <text:p/>
            <text:p>Phil Karn, KA9Q</text:p>
            <text:p><text:a xlink:href="mailto:karn@ka9q.net">karn@ka9q.net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ceive only, for now</text:p>
              </text:list-item>
              <text:list-item>
                <text:p>Fast convolution for efficient multichannel downconversion</text:p>
                <text:list>
                  <text:list-item>
                    <text:p>How far can I go without a FPGA? (pretty far!)</text:p>
                  </text:list-item>
                </text:list>
              </text:list-item>
              <text:list-item>
                <text:p>IP multicast for data and control/status</text:p>
                <text:list>
                  <text:list-item>
                    <text:p>Standard VoIP protocols for data: RTP/UDP/IP</text:p>
                  </text:list-item>
                  <text:list-item>
                    <text:p>Custom TLV-based UDP protocol for control/status</text:p>
                    <text:list>
                      <text:list-item>
                        <text:p>Binary, compact, extensibl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cast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ne packet, multiple receivers</text:p>
                <text:list>
                  <text:list-item>
                    <text:p>Senders don't care or even know who's listening</text:p>
                  </text:list-item>
                  <text:list-item>
                    <text:p>Usually UDP; doesn't work for TCP</text:p>
                  </text:list-item>
                </text:list>
              </text:list-item>
              <text:list-item>
                <text:p>Switches &amp; routers duplicate packets</text:p>
              </text:list-item>
              <text:list-item>
                <text:p>Widely used for resource discovery, especially by Apple</text:p>
              </text:list-item>
              <text:list-item>
                <text:p>Some problems with high rate flows on low end switches &amp; access 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3" draw:layer="layout" svg:width="20.563cm" svg:height="1.361cm" svg:x="4.112cm" svg:y="2.722cm">
          <text:p text:style-name="P2"><text:span text:style-name="T1">airspyd/airspyhfd/funcubed/hackrf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0.563cm" svg:height="1.361cm" svg:x="4.112cm" svg:y="6.806cm">
          <text:p text:style-name="P2"><text:span text:style-name="T1">radi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113cm" svg:height="1.361cm" svg:x="8.841cm" svg:y="9.529cm">
          <text:p text:style-name="P2"><text:span text:style-name="T1">opu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197cm" svg:height="1.361cm" svg:x="4.112cm" svg:y="14.975cm">
          <text:p text:style-name="P2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484cm" svg:height="1.361cm" svg:x="19.191cm" svg:y="9.529cm">
          <text:p text:style-name="P2"><text:span text:style-name="T1">packet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113cm" svg:height="1.361cm" svg:x="13.708cm" svg:y="14.975cm">
          <text:p text:style-name="P2"><text:span text:style-name="T1">aprsfe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3" draw:layer="layout" svg:width="4.113cm" svg:height="1.361cm" svg:x="20.562cm" svg:y="14.975cm">
          <text:p text:style-name="P2"><text:span text:style-name="T1">apr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4.393cm" svg:y1="8.167cm" svg:x2="10.897cm" svg:y2="9.529cm" draw:start-shape="id1" draw:start-glue-point="2" draw:end-shape="id2" draw:end-glue-point="0" svg:d="M14393 8167l-3496 1362">
          <text:p/>
        </draw:connector>
        <draw:line draw:style-name="gr8" draw:text-style-name="P4" draw:layer="layout" svg:x1="14.393cm" svg:y1="8.168cm" svg:x2="21.933cm" svg:y2="9.529cm">
          <text:p/>
        </draw:line>
        <draw:line draw:style-name="gr9" draw:text-style-name="P4" draw:layer="layout" svg:x1="14.394cm" svg:y1="8.168cm" svg:x2="10.922cm" svg:y2="14.975cm">
          <text:p/>
        </draw:line>
        <draw:line draw:style-name="gr10" draw:text-style-name="P4" draw:layer="layout" svg:x1="21.933cm" svg:y1="10.891cm" svg:x2="15.764cm" svg:y2="14.975cm">
          <text:p/>
        </draw:line>
        <draw:line draw:style-name="gr11" draw:text-style-name="P4" draw:layer="layout" svg:x1="21.933cm" svg:y1="10.891cm" svg:x2="22.618cm" svg:y2="14.975cm">
          <text:p/>
        </draw:line>
        <draw:line draw:style-name="gr12" draw:text-style-name="P4" draw:layer="layout" svg:x1="22.619cm" svg:y1="16.336cm" svg:x2="22.619cm" svg:y2="18.037cm">
          <text:p/>
        </draw:line>
        <draw:frame draw:style-name="gr13" draw:text-style-name="P5" draw:layer="layout" svg:width="2.977cm" svg:height="1.712cm" svg:x="21.59cm" svg:y="18.028cm">
          <draw:text-box>
            <text:p><text:span text:style-name="T1">rotors</text:span></text:p>
          </draw:text-box>
        </draw:frame>
        <draw:line draw:style-name="gr14" draw:text-style-name="P4" draw:layer="layout" svg:x1="15.764cm" svg:y1="16.336cm" svg:x2="15.764cm" svg:y2="18.037cm">
          <text:p/>
        </draw:line>
        <draw:custom-shape draw:style-name="gr6" draw:text-style-name="P3" draw:layer="layout" svg:width="4.113cm" svg:height="1.361cm" svg:x="13.708cm" svg:y="9.529cm">
          <text:p text:style-name="P2"><text:span text:style-name="T1">pcmrecord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.742cm" svg:height="1.371cm" svg:x="14.393cm" svg:y="18.379cm">
          <draw:text-box>
            <text:p><text:span text:style-name="T1">aprs-is</text:span></text:p>
          </draw:text-box>
        </draw:frame>
        <draw:line draw:style-name="gr16" draw:text-style-name="P4" draw:layer="layout" svg:x1="14.393cm" svg:y1="8.168cm" svg:x2="15.764cm" svg:y2="9.529cm">
          <text:p/>
        </draw:line>
        <draw:custom-shape draw:style-name="gr17" draw:text-style-name="P4" draw:layer="layout" svg:width="1.371cm" svg:height="1.701cm" svg:x="15.079cm" svg:y="11.57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8" draw:text-style-name="P4" draw:layer="layout" svg:x1="15.764cm" svg:y1="10.891cm" svg:x2="15.764cm" svg:y2="11.572cm">
          <text:p/>
        </draw:line>
        <draw:custom-shape draw:style-name="gr19" draw:text-style-name="P4" draw:layer="layout" svg:width="1.371cm" svg:height="1.361cm" svg:x="6.854cm" svg:y="17.69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0" draw:text-style-name="P4" draw:layer="layout" svg:x1="7.539cm" svg:y1="16.336cm" svg:x2="7.539cm" svg:y2="17.697cm">
          <text:p/>
        </draw:line>
        <draw:line draw:style-name="gr21" draw:text-style-name="P4" draw:layer="layout" svg:x1="14.05cm" svg:y1="4.084cm" svg:x2="14.05cm" svg:y2="6.807cm">
          <text:p/>
        </draw:line>
        <draw:custom-shape draw:style-name="gr22" draw:text-style-name="P3" draw:layer="layout" svg:width="5.826cm" svg:height="1.361cm" svg:x="17.82cm" svg:y="4.764cm">
          <text:p text:style-name="P2"><text:span text:style-name="T1">iqrecord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4.05cm" svg:y1="4.084cm" svg:x2="20.904cm" svg:y2="4.765cm">
          <text:p/>
        </draw:line>
        <draw:line draw:style-name="gr24" draw:text-style-name="P4" draw:layer="layout" svg:x1="6.854cm" svg:y1="4.084cm" svg:x2="6.854cm" svg:y2="6.807cm">
          <text:p/>
        </draw:line>
        <draw:custom-shape draw:style-name="gr17" draw:text-style-name="P4" draw:layer="layout" svg:width="1.371cm" svg:height="1.701cm" svg:x="25.36cm" svg:y="4.4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5" draw:text-style-name="P4" draw:layer="layout" svg:x1="23.646cm" svg:y1="5.445cm" svg:x2="25.36cm" svg:y2="5.445cm">
          <text:p/>
        </draw:line>
        <draw:line draw:style-name="gr26" draw:text-style-name="P4" draw:layer="layout" svg:x1="10.922cm" svg:y1="10.89cm" svg:x2="10.16cm" svg:y2="14.975cm">
          <text:p/>
        </draw:line>
        <draw:custom-shape draw:style-name="gr3" draw:text-style-name="P3" draw:layer="layout" svg:width="4.113cm" svg:height="1.361cm" svg:x="4.064cm" svg:y="9.561cm">
          <text:p text:style-name="P2"><text:span text:style-name="T1">Stere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4" draw:layer="layout" svg:x1="14.394cm" svg:y1="8.168cm" svg:x2="6.35cm" svg:y2="9.561cm">
          <text:p/>
        </draw:line>
        <draw:line draw:style-name="gr27" draw:text-style-name="P4" draw:layer="layout" svg:x1="6.35cm" svg:y1="10.922cm" svg:x2="7.112cm" svg:y2="14.975cm">
          <text:p/>
        </draw:line>
        <draw:custom-shape draw:style-name="gr6" draw:text-style-name="P3" draw:layer="layout" svg:width="3.605cm" svg:height="1.361cm" svg:x="0.254cm" svg:y="6.767cm">
          <text:p text:style-name="P3"><text:span text:style-name="T1">Control</text:span></text:p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2.032cm" svg:y1="6.767cm" svg:x2="4.318cm" svg:y2="4.083cm">
          <text:p/>
        </draw:line>
        <draw:line draw:style-name="gr28" draw:text-style-name="P6" draw:layer="layout" svg:x1="3.859cm" svg:y1="7.366cm" svg:x2="4.112cm" svg:y2="7.366cm">
          <text:p/>
        </draw:line>
        <presentation:notes draw:style-name="dp2">
          <draw:page-thumbnail draw:style-name="gr1" draw:layer="layout" svg:width="13.557cm" svg:height="10.476cm" svg:x="4.016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29" draw:text-style-name="P7" draw:layer="layout" svg:width="21.934cm" svg:height="1.498cm" svg:x="2.741cm" svg:y="2.722cm">
          <text:p text:style-name="P4"><text:span text:style-name="T2">Time domain</text:span></text:p>
        </draw:rect>
        <draw:custom-shape draw:style-name="gr30" draw:text-style-name="P4" draw:layer="layout" svg:width="0.686cm" svg:height="2.587cm" svg:x="13.16cm" svg:y="4.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1" draw:text-style-name="P7" draw:layer="layout" svg:width="21.934cm" svg:height="1.498cm" svg:x="2.741cm" svg:y="6.806cm">
          <text:p text:style-name="P4"><text:span text:style-name="T2">Frequency domain</text:span></text:p>
        </draw:rect>
        <draw:frame draw:style-name="gr32" draw:text-style-name="P8" draw:layer="layout" svg:width="4.503cm" svg:height="1.031cm" svg:x="13.729cm" svg:y="4.958cm">
          <draw:text-box>
            <text:p><text:span text:style-name="T2">Forward FFT</text:span></text:p>
          </draw:text-box>
        </draw:frame>
        <draw:rect draw:style-name="gr31" draw:text-style-name="P4" draw:layer="layout" svg:width="5.484cm" svg:height="1.361cm" svg:x="5.483cm" svg:y="12.252cm">
          <text:p text:style-name="P4">Freq domain</text:p>
        </draw:rect>
        <draw:custom-shape draw:style-name="gr30" draw:text-style-name="P4" draw:layer="layout" svg:width="0.548cm" svg:height="2.859cm" svg:x="7.95cm" svg:y="13.6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8" draw:layer="layout" svg:width="4.235cm" svg:height="1.031cm" svg:x="8.377cm" svg:y="14.43cm">
          <draw:text-box>
            <text:p><text:span text:style-name="T2">Inverse FFT</text:span></text:p>
          </draw:text-box>
        </draw:frame>
        <draw:rect draw:style-name="gr34" draw:text-style-name="P7" draw:layer="layout" svg:width="5.621cm" svg:height="1.225cm" svg:x="15.079cm" svg:y="9.665cm">
          <text:p text:style-name="P4"><text:span text:style-name="T2">Filter response</text:span></text:p>
        </draw:rect>
        <draw:custom-shape draw:style-name="gr35" draw:text-style-name="P9" draw:layer="layout" svg:width="0.686cm" svg:height="4.084cm" svg:x="7.95cm" svg:y="8.3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7" draw:layer="layout" svg:width="1.782cm" svg:height="1.77cm" svg:x="7.402cm" svg:y="9.393cm">
          <text:p text:style-name="P4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5.758cm" svg:height="0.545cm" svg:x="9.184cm" svg:y="10.0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8" draw:text-style-name="P7" draw:layer="layout" svg:width="5.484cm" svg:height="1.361cm" svg:x="5.483cm" svg:y="16.336cm">
          <text:p text:style-name="P4"><text:span text:style-name="T2">Time domain</text:span></text:p>
        </draw:rect>
        <draw:frame draw:style-name="gr39" draw:text-style-name="P8" draw:layer="layout" svg:width="7.403cm" svg:height="2.556cm" svg:x="15.216cm" svg:y="11.98cm">
          <draw:text-box>
            <text:p><text:span text:style-name="T2">Response must be windowed to limit impulse response</text:span></text:p>
          </draw:text-box>
        </draw:frame>
        <draw:frame draw:style-name="gr39" draw:text-style-name="P8" draw:layer="layout" svg:width="8.911cm" svg:height="2.556cm" svg:x="11.378cm" svg:y="16.231cm">
          <draw:text-box>
            <text:p><text:span text:style-name="T2">Output is automatically downsampled by ratio of block sizes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5" draw:text-style-name="P1" draw:layer="layout" svg:width="0.007cm" svg:height="14.167cm" svg:x="0.001cm" svg:y="0.004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29" draw:text-style-name="P7" draw:layer="layout" svg:width="5.484cm" svg:height="2.723cm" svg:x="1.37cm" svg:y="1.361cm">
          <text:p text:style-name="P4"><text:span text:style-name="T2">0 <text:s text:c="4"/>1 <text:s text:c="4"/>2 <text:s text:c="4"/>3</text:span></text:p>
        </draw:rect>
        <draw:rect draw:style-name="gr40" draw:text-style-name="P7" draw:layer="layout" svg:width="5.484cm" svg:height="2.723cm" draw:transform="skewX (0.0062831853071784) translate (5.483cm 4.084cm)">
          <text:p text:style-name="P4"><text:span text:style-name="T2">3 <text:s text:c="4"/>4 <text:s text:c="4"/>5 <text:s text:c="4"/>6</text:span></text:p>
        </draw:rect>
        <draw:rect draw:style-name="gr40" draw:text-style-name="P7" draw:layer="layout" svg:width="5.484cm" svg:height="2.723cm" svg:x="9.595cm" svg:y="6.806cm">
          <text:p text:style-name="P4"><text:span text:style-name="T2">6 <text:s text:c="4"/>7 <text:s text:c="4"/>8 <text:s text:c="4"/>9</text:span></text:p>
        </draw:rect>
        <draw:rect draw:style-name="gr41" draw:text-style-name="P7" draw:layer="layout" svg:width="5.484cm" svg:height="2.723cm" svg:x="1.37cm" svg:y="10.891cm">
          <text:p text:style-name="P4"><text:span text:style-name="T2">X <text:s text:c="4"/>1 <text:s text:c="4"/>2 <text:s text:c="4"/>3</text:span></text:p>
        </draw:rect>
        <draw:rect draw:style-name="gr41" draw:text-style-name="P7" draw:layer="layout" svg:width="5.484cm" svg:height="2.723cm" svg:x="5.483cm" svg:y="13.614cm">
          <text:p text:style-name="P4"><text:span text:style-name="T2">X <text:s text:c="4"/>4 <text:s text:c="3"/>5 <text:s text:c="3"/>6</text:span></text:p>
        </draw:rect>
        <draw:rect draw:style-name="gr41" draw:text-style-name="P7" draw:layer="layout" svg:width="5.484cm" svg:height="2.723cm" svg:x="9.595cm" svg:y="16.336cm">
          <text:p text:style-name="P4"><text:span text:style-name="T2">X <text:s text:c="4"/>7 <text:s text:c="4"/>8 <text:s text:c="4"/>9</text:span></text:p>
        </draw:rect>
        <draw:line draw:style-name="gr27" draw:text-style-name="P4" draw:layer="layout" svg:x1="3.975cm" svg:y1="4.084cm" svg:x2="3.975cm" svg:y2="11.027cm">
          <text:p/>
        </draw:line>
        <draw:line draw:style-name="gr27" draw:text-style-name="P4" draw:layer="layout" svg:x1="8.088cm" svg:y1="6.943cm" svg:x2="8.088cm" svg:y2="13.75cm">
          <text:p/>
        </draw:line>
        <draw:line draw:style-name="gr27" draw:text-style-name="P4" draw:layer="layout" svg:x1="12.337cm" svg:y1="9.529cm" svg:x2="12.337cm" svg:y2="16.336cm">
          <text:p/>
        </draw:line>
        <draw:frame draw:style-name="gr39" draw:text-style-name="P8" draw:layer="layout" svg:width="9.596cm" svg:height="2.556cm" svg:x="13.434cm" svg:y="1.633cm">
          <draw:text-box>
            <text:p><text:span text:style-name="T2">Overlap sets maximum duration of filter impulse response</text:span></text:p>
          </draw:text-box>
        </draw:frame>
        <draw:custom-shape draw:style-name="gr30" draw:text-style-name="P4" draw:layer="layout" svg:width="2.879cm" svg:height="0.681cm" svg:x="12.748cm" svg:y="11.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8" draw:layer="layout" svg:width="9.101cm" svg:height="2.556cm" svg:x="15.711cm" svg:y="11.163cm">
          <draw:text-box>
            <text:p><text:span text:style-name="T2">Forward transform, multiply by filter response, inverse transform</text:span></text:p>
          </draw:text-box>
        </draw:frame>
        <presentation:notes draw:style-name="dp2">
          <draw:page-thumbnail draw:style-name="gr1" draw:layer="layout" svg:width="13.557cm" svg:height="10.476cm" svg:x="4.016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uses</text:p>
          </draw:text-box>
        </draw:frame>
        <draw:frame presentation:style-name="pr7" draw:layer="layout" svg:width="25.199cm" svg:height="14.994cm" svg:x="1.4cm" svg:y="4.914cm" presentation:class="outline" presentation:user-transformed="true">
          <draw:text-box>
            <text:list text:style-name="L2">
              <text:list-item>
                <text:p>Turnkey APRS i-Gate</text:p>
                <text:list>
                  <text:list-item>
                    <text:p>Funcube Pro+ dongle &amp; RPi3</text:p>
                  </text:list-item>
                </text:list>
              </text:list-item>
              <text:list-item>
                <text:p>Ham VHF/UHF FM vacuum cleaner</text:p>
                <text:list>
                  <text:list-item>
                    <text:p>Every FM channel on 2m, 125cm and 70cm with three Airspy R2s (~9 MHz each)</text:p>
                  </text:list-item>
                  <text:list-item>
                    <text:p>One Airspy R2 per RPi 4; 60% CPU idle</text:p>
                  </text:list-item>
                  <text:list-item>
                    <text:p>Also decodes and reports APRS</text:p>
                  </text:list-item>
                </text:list>
              </text:list-item>
              <text:list-item>
                <text:p>HF general coverage receiver</text:p>
                <text:list>
                  <text:list-item>
                    <text:p>AirspyHF &amp; RPi 4</text:p>
                  </text:list-item>
                  <text:list-item>
                    <text:p>“parasitic” WSPR de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do</text:p>
          </draw:text-box>
        </draw:frame>
        <draw:frame presentation:style-name="pr8" draw:layer="layout" svg:width="25.199cm" svg:height="14.576cm" svg:x="1.4cm" svg:y="4.914cm" presentation:class="outline" presentation:user-transformed="true">
          <draw:text-box>
            <text:list text:style-name="L2">
              <text:list-item>
                <text:p>More front ends</text:p>
              </text:list-item>
              <text:list-item>
                <text:p>Power spectrum pseudo-slices</text:p>
              </text:list-item>
              <text:list-item>
                <text:p>Discovery and autoconfiguration</text:p>
                <text:list>
                  <text:list-item>
                    <text:p>Use IETF Zeroconf</text:p>
                  </text:list-item>
                </text:list>
              </text:list-item>
              <text:list-item>
                <text:p>User interfaces</text:p>
                <text:list>
                  <text:list-item>
                    <text:p>How <text:span text:style-name="T3">should</text:span> a radio work?</text:p>
                  </text:list-item>
                </text:list>
              </text:list-item>
              <text:list-item>
                <text:p>Demodulators for DMR, D*Star, etc</text:p>
                <text:list>
                  <text:list-item>
                    <text:p>Packet and WSPR done</text:p>
                  </text:list-item>
                </text:list>
              </text:list-item>
              <text:list-item>
                <text:p>Documentatio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convolution observa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egant and efficient, but devil in details</text:p>
                <text:list>
                  <text:list-item>
                    <text:p>FIR length &lt;= forward FFT overlap</text:p>
                  </text:list-item>
                  <text:list-item>
                    <text:p>Coarse tuning in increments of 1/block duration</text:p>
                  </text:list-item>
                  <text:list-item>
                    <text:p>Fine tuning with arbitrary resolution</text:p>
                  </text:list-item>
                </text:list>
              </text:list-item>
              <text:list-item>
                <text:p>Heavy lifting done by FFTW3</text:p>
                <text:list>
                  <text:list-item>
                    <text:p>Very widely used, heavily tuned for many CPUs</text:p>
                  </text:list-item>
                  <text:list-item>
                    <text:p>Forward FFT is shared by all slices</text:p>
                  </text:list-item>
                </text:list>
              </text:list-item>
              <text:list-item>
                <text:p>FFT and IFFTs in separate threa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cast 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cast is very flexible and elegant, <text:span text:style-name="T3">but</text:span>:</text:p>
                <text:list>
                  <text:list-item>
                    <text:p>Only practical within a LAN</text:p>
                  </text:list-item>
                  <text:list-item>
                    <text:p>Cheap switches and WiFi base stations have gotchas</text:p>
                  </text:list-item>
                  <text:list-item>
                    <text:p>An isolated dumb switch can work fine; just keep total load less than slowest port sp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line-break/></text:p>
          </draw:text-box>
        </draw:frame>
        <draw:frame presentation:style-name="pr9" draw:layer="layout" svg:width="25.199cm" svg:height="15.577cm" svg:x="1.4cm" svg:y="4.914cm" presentation:class="outline" presentation:user-transformed="true">
          <draw:text-box>
            <text:list text:style-name="L2">
              <text:list-item>
                <text:p>Source:</text:p>
                <text:list>
                  <text:list-item>
                    <text:p>http://github.com/ka9q/ka9q-radio</text:p>
                  </text:list-item>
                </text:list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 Karn</meta:initial-creator>
    <meta:creation-date>2021-09-17T01:23:10</meta:creation-date>
    <dc:date>2022-05-21T14:27:40</dc:date>
    <dc:creator>Phil Karn</dc:creator>
    <meta:editing-duration>PT20H15M16S</meta:editing-duration>
    <meta:editing-cycles>39</meta:editing-cycles>
    <meta:generator>OpenOffice/4.1.11$Unix OpenOffice.org_project/4111m1$Build-9808</meta:generator>
    <meta:document-statistic meta:object-count="120"/>
  </office:meta>
</office:document-meta>
</file>